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90000028267CC67A2FBE9FBBD.png" manifest:media-type="image/png"/>
  <manifest:file-entry manifest:full-path="Pictures/1000020100000268000001E0BDB15AFDBC9FFC21.png" manifest:media-type="image/png"/>
  <manifest:file-entry manifest:full-path="Pictures/10000201000003E30000021A88212E7824229B32.png" manifest:media-type="image/png"/>
  <manifest:file-entry manifest:full-path="Pictures/100000000000005E0000005EC4E6D74C89C015A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none" draw:fill-color="#ffffff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.001cm" svg:y="6.08cm">
          <draw:image xlink:href="Pictures/10000201000003E30000021A88212E7824229B32.png" xlink:type="simple" xlink:show="embed" xlink:actuate="onLoad" loext:mime-type="image/png">
            <text:p/>
          </draw:image>
        </draw:frame>
        <draw:custom-shape draw:style-name="gr2" draw:text-style-name="P3" draw:layer="layout" svg:width="16.858cm" svg:height="10.414cm" svg:x="1.795cm" svg:y="0.619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3.798cm" svg:x="1.163cm" svg:y="22.971cm">
          <draw:text-box>
            <text:p><text:span text:style-name="T2">Stu </text:span><text:span text:style-name="T2">Blai</text:span><text:span text:style-name="T2">r</text:span></text:p>
            <text:p><text:span text:style-name="T3">Mighty </text:span><text:span text:style-name="T3">Goat </text:span><text:span text:style-name="T3">Press</text:span></text:p>
          </draw:text-box>
        </draw:frame>
        <draw:frame draw:style-name="gr1" draw:text-style-name="P1" draw:layer="layout" svg:width="7.891cm" svg:height="6.149cm" svg:x="1.618cm" svg:y="16.949cm">
          <draw:image xlink:href="Pictures/1000020100000268000001E0BDB15AFDBC9FFC21.png" xlink:type="simple" xlink:show="embed" xlink:actuate="onLoad" loext:mime-type="image/png">
            <text:p/>
          </draw:image>
        </draw:frame>
        <draw:frame draw:style-name="gr1" draw:text-style-name="P1" draw:layer="layout" svg:width="8.293cm" svg:height="7.466cm" svg:x="11.541cm" svg:y="17.029cm">
          <draw:image xlink:href="Pictures/10000201000002C90000028267CC67A2FBE9FBBD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Space_20_Metal" draw:display-name="Space Metal" xlink:href="Pictures/100000000000005E0000005EC4E6D74C89C015A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11:33:18.247337754</meta:creation-date>
    <dc:date>2023-04-25T16:09:47.906893630</dc:date>
    <meta:editing-duration>PT4H5M59S</meta:editing-duration>
    <meta:editing-cycles>1</meta:editing-cycles>
    <meta:document-statistic meta:object-count="5"/>
    <meta:generator>LibreOffice/6.4.7.2$Linux_X86_64 LibreOffice_project/40$Build-2</meta:generator>
  </office:meta>
</office:document-meta>
</file>